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2bfb8" officeooo:paragraph-rsid="0012bfb8" style:font-size-asian="14pt" style:font-size-complex="14pt"/>
    </style:style>
    <style:style style:name="T1" style:family="text">
      <style:text-properties officeooo:rsid="0013fed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dministering Medicines</text:span>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5-06T18:23:31.040276246</dc:date>
    <meta:editing-duration>PT3M22S</meta:editing-duration>
    <meta:editing-cycles>3</meta:editing-cycles>
    <meta:document-statistic meta:table-count="0" meta:image-count="0" meta:object-count="0" meta:page-count="1" meta:paragraph-count="2" meta:word-count="50" meta:character-count="287" meta:non-whitespace-character-count="239"/>
  </office:meta>
</office:document-meta>
</file>